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3.98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equirement ID</text:p>
          </table:table-cell>
          <table:table-cell office:value-type="string" calcext:value-type="string">
            <text:p>Requirement Short Description</text:p>
          </table:table-cell>
          <table:table-cell office:value-type="string" calcext:value-type="string">
            <text:p>Status Cod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ulation of functional BGP network w/ link failures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Link failure/recovery in BGP networ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inks do not recover after failur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Display of BGP routing table/demonstration of route flapp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ed by link recovery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Malicious route advertiseme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 yet implemen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mmary pa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ve not yet had time to work on th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3:26:54.245681590</meta:creation-date>
    <dc:date>2015-04-13T23:36:05.963442054</dc:date>
    <meta:editing-duration>PT9M11S</meta:editing-duration>
    <meta:editing-cycles>1</meta:editing-cycles>
    <meta:document-statistic meta:table-count="1" meta:cell-count="23" meta:object-count="0"/>
    <meta:generator>LibreOffice/4.3.6.2$Linux_x86 LibreOffice_project/430$Build-2</meta:generator>
  </office:meta>
</office:document-meta>
</file>